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Courier New" style:text-underline-style="none" fo:font-weight="normal" officeooo:rsid="0015daab" officeooo:paragraph-rsid="0015daab" style:font-weight-asian="normal" style:font-weight-complex="normal"/>
    </style:style>
    <style:style style:name="P2" style:family="paragraph" style:parent-style-name="Text_20_body">
      <style:text-properties style:font-name="Liberation Sans" style:text-underline-style="solid" style:text-underline-width="auto" style:text-underline-color="font-color" fo:font-weight="bold" officeooo:rsid="0015daab" officeooo:paragraph-rsid="0015daab" style:font-weight-asian="bold" style:font-weight-complex="bold"/>
    </style:style>
    <style:style style:name="P3" style:family="paragraph" style:parent-style-name="Text_20_body">
      <style:text-properties style:font-name="Liberation Sans" officeooo:rsid="0015daab" officeooo:paragraph-rsid="0015daab"/>
    </style:style>
    <style:style style:name="P4" style:family="paragraph" style:parent-style-name="Text_20_body">
      <style:text-properties style:font-name="Liberation Sans" fo:font-weight="bold" officeooo:rsid="0015daab" officeooo:paragraph-rsid="0015daab" style:font-weight-asian="bold" style:font-weight-complex="bold"/>
    </style:style>
    <style:style style:name="P5" style:family="paragraph" style:parent-style-name="Title">
      <style:text-properties style:font-name="Liberation Sans" officeooo:rsid="0015daab" officeooo:paragraph-rsid="0015daab"/>
    </style:style>
    <style:style style:name="P6" style:family="paragraph" style:parent-style-name="Subtitle">
      <style:text-properties style:font-name="Liberation Sans" officeooo:rsid="0015daab" officeooo:paragraph-rsid="0015daa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SE4001 – Lab Assessment 2</text:p>
      <text:p text:style-name="P6">17BCI0113 – Namit Nathwani<text:line-break/>Prof. Jaisakthi S M – L55+L56</text:p>
      <text:p text:style-name="P3"/>
      <text:p text:style-name="P4"><text:span text:style-name="T1">Question</text:span>: <text:span text:style-name="T2">Write a simple OpenMP program to employ a ‘reduction’ clause to express the reduction of a for loop.</text:span></text:p>
      <text:p text:style-name="P2">Code:</text:p>
      <text:p text:style-name="P1">#include &lt;stdio.h&gt;</text:p>
      <text:p text:style-name="P1">#include &lt;stdlib.h&gt;</text:p>
      <text:p text:style-name="P1">#include &lt;iostream&gt;</text:p>
      <text:p text:style-name="P1">#include &lt;omp.h&gt;</text:p>
      <text:p text:style-name="P1"></text:p>
      <text:p text:style-name="P1">using namespace std;</text:p>
      <text:p text:style-name="P1"></text:p>
      <text:p text:style-name="P1">void doSum(double *A, int n, int threads) {</text:p>
      <text:p text:style-name="P1"><text:tab/>omp_set_dynamic(0);</text:p>
      <text:p text:style-name="P1"><text:tab/>double sum = 0;</text:p>
      <text:p text:style-name="P1"></text:p>
      <text:p text:style-name="P1"><text:tab/>#pragma omp parallel for num_threads(threads) reduction(+: sum)</text:p>
      <text:p text:style-name="P1"><text:tab/><text:tab/>for(int i = 0; i &lt; n; i++)</text:p>
      <text:p text:style-name="P1"><text:tab/><text:tab/><text:tab/>sum += A[i];</text:p>
      <text:p text:style-name="P1"></text:p>
      <text:p text:style-name="P1"><text:tab/>cout &lt;&lt; "Sum = " &lt;&lt; sum &lt;&lt; endl;</text:p>
      <text:p text:style-name="P1">}</text:p>
      <text:p text:style-name="P1"></text:p>
      <text:p text:style-name="P1">int main() {</text:p>
      <text:p text:style-name="P1"><text:tab/>int i, n, threads;</text:p>
      <text:p text:style-name="P1"><text:tab/>double *A, dtime, sum;</text:p>
      <text:p text:style-name="P1"></text:p>
      <text:p text:style-name="P1"><text:soft-page-break/><text:tab/>n = 100000000;</text:p>
      <text:p text:style-name="P1"><text:tab/>A <text:s/>=(double*) malloc(sizeof(double) * n);</text:p>
      <text:p text:style-name="P1"></text:p>
      <text:p text:style-name="P1"><text:tab/>for(i = 0; i &lt; n; i++)</text:p>
      <text:p text:style-name="P1"><text:tab/><text:tab/>A[i] = 1.0 * rand()/RAND_MAX;</text:p>
      <text:p text:style-name="P1"><text:tab/></text:p>
      <text:p text:style-name="P1"><text:tab/>cout &lt;&lt; "n = " &lt;&lt; n &lt;&lt; endl;</text:p>
      <text:p text:style-name="P1"></text:p>
      <text:p text:style-name="P1"><text:tab/>threads = 8;</text:p>
      <text:p text:style-name="P1"><text:tab/>dtime = omp_get_wtime();</text:p>
      <text:p text:style-name="P1"><text:tab/>doSum(A, n, threads);</text:p>
      <text:p text:style-name="P1"><text:tab/>dtime = omp_get_wtime() - dtime;</text:p>
      <text:p text:style-name="P1"></text:p>
      <text:p text:style-name="P1"><text:tab/>cout &lt;&lt; "Threads = " &lt;&lt; threads &lt;&lt; endl;</text:p>
      <text:p text:style-name="P1"><text:tab/>cout &lt;&lt; "Time Taken = " &lt;&lt; dtime &lt;&lt; "s\n" &lt;&lt; endl;</text:p>
      <text:p text:style-name="P1"></text:p>
      <text:p text:style-name="P1"><text:tab/>threads = 4;</text:p>
      <text:p text:style-name="P1"><text:tab/>dtime = omp_get_wtime();</text:p>
      <text:p text:style-name="P1"><text:tab/>doSum(A, n, threads);</text:p>
      <text:p text:style-name="P1"><text:tab/>dtime = omp_get_wtime() - dtime;</text:p>
      <text:p text:style-name="P1"></text:p>
      <text:p text:style-name="P1"><text:tab/>cout &lt;&lt; "Threads = " &lt;&lt; threads &lt;&lt; endl;</text:p>
      <text:p text:style-name="P1"><text:tab/>cout &lt;&lt; "Time Taken = " &lt;&lt; dtime &lt;&lt; "s\n" &lt;&lt; endl;</text:p>
      <text:p text:style-name="P1"></text:p>
      <text:p text:style-name="P1"><text:tab/>threads = 2;</text:p>
      <text:p text:style-name="P1"><text:tab/>dtime = omp_get_wtime();</text:p>
      <text:p text:style-name="P1"><text:tab/>doSum(A, n, threads);</text:p>
      <text:p text:style-name="P1"><text:tab/>dtime = omp_get_wtime() - dtime;</text:p>
      <text:p text:style-name="P1"></text:p>
      <text:p text:style-name="P1"><text:tab/>cout &lt;&lt; "Threads = " &lt;&lt; threads &lt;&lt; endl;</text:p>
      <text:p text:style-name="P1"><text:tab/>cout &lt;&lt; "Time Taken = " &lt;&lt; dtime &lt;&lt; "s\n" &lt;&lt; endl;</text:p>
      <text:p text:style-name="P1"><text:soft-page-break/></text:p>
      <text:p text:style-name="P1"><text:tab/>threads = 1;</text:p>
      <text:p text:style-name="P1"><text:tab/>dtime = omp_get_wtime();</text:p>
      <text:p text:style-name="P1"><text:tab/>doSum(A, n, threads);</text:p>
      <text:p text:style-name="P1"><text:tab/>dtime = omp_get_wtime() - dtime;</text:p>
      <text:p text:style-name="P1"></text:p>
      <text:p text:style-name="P1"><text:tab/>cout &lt;&lt; "Threads = " &lt;&lt; threads &lt;&lt; endl;</text:p>
      <text:p text:style-name="P1"><text:tab/>cout &lt;&lt; "Time Taken = " &lt;&lt; dtime &lt;&lt; "s\n" &lt;&lt; endl;</text:p>
      <text:p text:style-name="P1"><text:tab/></text:p>
      <text:p text:style-name="P1">}</text:p>
      <text:p text:style-name="P1"/>
      <text:p text:style-name="P2">Output:</text:p>
      <text:p text:style-name="P2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15:01:42.625826907</meta:creation-date>
    <dc:date>2019-09-06T15:05:54.917069761</dc:date>
    <meta:editing-duration>P0D</meta:editing-duration>
    <meta:editing-cycles>1</meta:editing-cycles>
    <meta:document-statistic meta:table-count="0" meta:image-count="0" meta:object-count="0" meta:page-count="3" meta:paragraph-count="68" meta:word-count="266" meta:character-count="1516" meta:non-whitespace-character-count="1191"/>
    <meta:generator>LibreOffice/4.2.8.2$Linux_X86_64 LibreOffice_project/420m0$Build-2</meta:generator>
  </office:meta>
</office:document-meta>
</file>